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b3b300" draw:textarea-horizontal-align="justify" draw:textarea-vertical-align="middle" draw:auto-grow-height="false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323dc" fo:font-size="12pt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2323dc" fo:font-size="12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2cm" svg:height="3.5cm" svg:x="1.4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8cm" svg:x="1.7cm" svg:y="2.9cm">
          <text:p text:style-name="P1">Новое слово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cm" svg:height="0.8cm" svg:x="12.4cm" svg:y="1.7cm">
          <text:p text:style-name="P1"><text:span text:style-name="T1">Войти/выйти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5cm" svg:x="1.5cm" svg:y="1.6cm">
          <text:p text:style-name="P1"><text:span text:style-name="T2">di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0.3cm" svg:x="12.5cm" svg:y="1.8cm">
          <text:p text:style-name="P1"><text:span text:style-name="T2">a <text:s/>.loginHre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01cm" svg:height="0.301cm" svg:x="1.799cm" svg:y="2.999cm">
          <text:p text:style-name="P1"><text:span text:style-name="T2">di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2cm" svg:height="7.3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4cm" svg:height="2cm" svg:x="2.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2.2cm" svg:x="2.2cm" svg:y="9.3cm">
          <text:p text:style-name="P1">Добавить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01cm" svg:height="0.5cm" svg:x="1.599cm" svg:y="5.399cm">
          <text:p text:style-name="P1"><text:span text:style-name="T2">Div/Form .editPan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301cm" svg:height="0.5cm" svg:x="1.499cm" svg:y="1.599cm">
          <text:p text:style-name="P1"><text:span text:style-name="T2">Div .menuPan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02cm" svg:height="0.5cm" svg:x="2.298cm" svg:y="6.598cm">
          <text:p text:style-name="P1"><text:span text:style-name="T2">Input .inputWor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397cm" svg:x="2.297cm" svg:y="9.6cm">
          <text:p text:style-name="P1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2.2cm" svg:x="9.9cm" svg:y="9.3cm">
          <text:p text:style-name="P1">Закрыть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04cm" svg:height="0.5cm" svg:x="10.096cm" svg:y="9.496cm">
          <text:p text:style-name="P1"><text:span text:style-name="T2">Button .btnA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2cm" svg:height="15.3cm" svg:x="1.4cm" svg:y="12.9cm">
          <draw:glue-point draw:id="4" svg:x="-0.164cm" svg:y="2.908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1.8cm" svg:x="8.3cm" svg:y="2.9cm">
          <text:p text:style-name="P1">Поиск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6cm" svg:x="15.6cm" svg:y="3cm">
          <text:p text:style-name="P1"><text:span text:style-name="T3">Лупа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02cm" svg:height="0.301cm" svg:x="8.498cm" svg:y="2.998cm">
          <text:p text:style-name="P1"><text:span text:style-name="T2">Input .inputSearc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02cm" svg:height="0.301cm" svg:x="1.798cm" svg:y="2.998cm">
          <text:p text:style-name="P1"><text:span text:style-name="T2">Div .menuI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1.1cm" svg:x="1.7cm" svg:y="13.1cm">
          <text:p text:style-name="P1">Слово (заголовок списка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4cm" svg:height="1.5cm" svg:x="1.7cm" svg:y="14.6cm">
          <text:p text:style-name="P1">Значение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1.5cm" svg:x="11.5cm" svg:y="14.6cm">
          <text:p text:style-name="P1">Изменить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15.5cm" svg:y="14.6cm">
          <text:p text:style-name="P1">Удалить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301cm" svg:x="1.896cm" svg:y="14.799cm">
          <text:p text:style-name="P1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8cm" svg:height="6.8cm" svg:x="1.6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6cm" svg:height="1.9cm" svg:x="2.2cm" svg:y="1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4cm" svg:height="0.397cm" svg:x="2.296cm" svg:y="9.599cm">
          <text:p text:style-name="P1"><text:span text:style-name="T2">Button .btn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5cm" svg:x="1.798cm" svg:y="16.698cm">
          <text:p text:style-name="P1"><text:span text:style-name="T2">Div/For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5cm" svg:x="2.397cm" svg:y="17.797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cm" svg:height="2.2cm" svg:x="2.2cm" svg:y="20.2cm">
          <text:p text:style-name="P1">Сохранить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2.136cm" svg:x="11cm" svg:y="20.228cm">
          <text:p text:style-name="P1">Закрыть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397cm" svg:x="2.395cm" svg:y="20.498cm">
          <text:p text:style-name="P1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0.397cm" svg:x="11.294cm" svg:y="20.497cm">
          <text:p text:style-name="P1"><text:span text:style-name="T2">Butt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4cm" svg:height="0.7cm" svg:x="1.7cm" svg:y="23.7cm">
          <draw:glue-point draw:id="4" svg:x="-0.172cm" svg:y="5cm" draw:escape-direction="up"/>
          <text:p text:style-name="P1">список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4cm" svg:height="0.8cm" svg:x="1.7cm" svg:y="25.3cm">
          <text:p text:style-name="P1">значений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01cm" svg:height="0.3cm" svg:x="15.699cm" svg:y="3.099cm">
          <text:p text:style-name="P1"><text:span text:style-name="T2">Div ??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03cm" svg:height="0.5cm" svg:x="1.797cm" svg:y="27.497cm">
          <text:p text:style-name="P1"><text:span text:style-name="T2">Div/Form .list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01cm" svg:height="0.3cm" svg:x="15.698cm" svg:y="14.698cm">
          <text:p text:style-name="P1"><text:span text:style-name="T2">Div ???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401cm" svg:height="0.3cm" svg:x="11.697cm" svg:y="14.697cm">
          <text:p text:style-name="P1"><text:span text:style-name="T2">Div ???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Денис Сурогатов</meta:initial-creator>
    <meta:creation-date>2012-08-31T10:51:03</meta:creation-date>
    <dc:date>2012-10-04T11:12:35</dc:date>
    <dc:creator>Денис Сурогатов</dc:creator>
    <meta:editing-duration>P6DT21H42M9S</meta:editing-duration>
    <meta:editing-cycles>11</meta:editing-cycles>
    <meta:generator>LibreOffice/3.5$Linux_X86_64 LibreOffice_project/350m1$Build-2</meta:generator>
    <meta:document-statistic meta:object-count="40"/>
  </office:meta>
</office:document-meta>
</file>